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E0000005E771798E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1e4" officeooo:paragraph-rsid="000121e4"/>
    </style:style>
    <style:style style:name="P2" style:family="paragraph" style:parent-style-name="Standard">
      <style:text-properties style:font-name="Liberation Sans" fo:font-size="11pt" officeooo:rsid="0002dbf7" officeooo:paragraph-rsid="0002dbf7" style:font-size-asian="11pt" style:font-size-complex="11pt"/>
    </style:style>
    <style:style style:name="P3" style:family="paragraph" style:parent-style-name="Standard">
      <style:paragraph-properties fo:line-height="120%"/>
      <style:text-properties style:font-name="Liberation Sans" fo:font-size="11pt" officeooo:rsid="0002dbf7" officeooo:paragraph-rsid="0002dbf7" style:font-size-asian="11pt" style:font-size-complex="11pt"/>
    </style:style>
    <style:style style:name="P4" style:family="paragraph" style:parent-style-name="Standard">
      <style:text-properties style:font-name="Liberation Sans" fo:font-size="11pt" officeooo:rsid="000121e4" officeooo:paragraph-rsid="000121e4" style:font-size-asian="11pt" style:font-size-complex="11pt"/>
    </style:style>
    <style:style style:name="P5" style:family="paragraph" style:parent-style-name="Standard">
      <style:text-properties style:font-name="Liberation Sans1" fo:font-size="10pt" fo:font-weight="bold" officeooo:rsid="0002dbf7" officeooo:paragraph-rsid="000121e4" style:font-weight-asian="bold" style:font-weight-complex="bold"/>
    </style:style>
    <style:style style:name="P6" style:family="paragraph" style:parent-style-name="Standard" style:master-page-name="">
      <style:paragraph-properties fo:line-height="120%" style:page-number="auto"/>
      <style:text-properties style:font-name="Liberation Sans" fo:font-size="11pt" officeooo:rsid="0002dbf7" officeooo:paragraph-rsid="0002dbf7" style:font-size-asian="11pt" style:font-size-complex="11pt"/>
    </style:style>
    <style:style style:name="P7" style:family="paragraph" style:parent-style-name="Text_20_body">
      <style:text-properties style:font-name="Liberation Sans" fo:font-size="11pt" officeooo:rsid="000121e4" officeooo:paragraph-rsid="000121e4" style:font-size-asian="11pt" style:font-size-complex="11pt"/>
    </style:style>
    <style:style style:name="P8" style:family="paragraph" style:parent-style-name="Text_20_body">
      <style:paragraph-properties fo:line-height="120%"/>
      <style:text-properties style:font-name="Liberation Sans" fo:font-size="11pt" officeooo:paragraph-rsid="000121e4" style:font-size-asian="11pt" style:font-size-complex="11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style:line-height-at-least="0.494cm" fo:text-indent="0cm" style:auto-text-indent="false"/>
      <style:text-properties style:font-name="Liberation Sans" fo:font-size="11pt" style:font-size-asian="11pt" style:font-size-complex="11pt"/>
    </style:style>
    <style:style style:name="P10" style:family="paragraph" style:parent-style-name="Frame_20_contents">
      <style:text-properties style:font-name="Liberation Sans" fo:font-size="11pt" officeooo:rsid="00055b04" officeooo:paragraph-rsid="00055b04" style:font-size-asian="11pt" style:font-size-complex="11pt"/>
    </style:style>
    <style:style style:name="P11" style:family="paragraph" style:parent-style-name="Text_20_body">
      <style:text-properties style:font-name="Liberation Sans1" fo:font-size="11pt" fo:font-weight="bold" officeooo:rsid="00055b04" officeooo:paragraph-rsid="00055b04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line-height="115%"/>
      <style:text-properties style:font-name="Liberation Sans" fo:font-size="11pt" officeooo:rsid="00055b04" officeooo:paragraph-rsid="00055b04" style:font-size-asian="11pt" style:font-size-complex="11pt"/>
    </style:style>
    <style:style style:name="P13" style:family="paragraph" style:parent-style-name="Standard">
      <style:text-properties style:font-name="Liberation Sans1" fo:font-size="11pt" fo:font-weight="bold" officeooo:rsid="0002dbf7" officeooo:paragraph-rsid="000121e4" style:font-size-asian="11pt" style:font-weight-asian="bold" style:font-size-complex="11pt" style:font-weight-complex="bold"/>
    </style:style>
    <style:style style:name="T1" style:family="text">
      <style:text-properties officeooo:rsid="00055b04"/>
    </style:style>
    <style:style style:name="T2" style:family="text">
      <style:text-properties fo:font-style="normal" officeooo:rsid="00055b04" style:font-style-asian="normal" style:font-style-complex="normal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vertical-pos="from-top" style:vertical-rel="page" style:horizontal-pos="from-left" style:horizontal-rel="page-content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5.53cm" svg:width="6.623cm" draw:z-index="0">
        <draw:text-box fo:min-height="2.648cm">
          <text:p text:style-name="P7"><text:span text:style-name="T1">xxxxxx</text:span><text:line-break/><text:span text:style-name="T1">xxxxx xxxxxx</text:span><text:line-break/><text:span text:style-name="T1">xxxx xxxx xxx</text:span></text:p>
          <text:p text:style-name="P12">xxxx xxxxxx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2" text:anchor-type="paragraph" svg:x="0cm" svg:y="0.4cm" svg:width="8.673cm" draw:z-index="1"><draw:text-box fo:min-height="0.691cm"><text:p text:style-name="P10">Pfungen, xxx xxx xxx 20..</text:p></draw:text-box></draw:frame></text:p>
      <text:p text:style-name="P1"/>
      <text:p text:style-name="P5"/>
      <text:p text:style-name="P13"/>
      <text:p text:style-name="P13"/>
      <text:p text:style-name="P11">xxxx xxx xxxx xxx</text:p>
      <text:p text:style-name="P2"/>
      <text:p text:style-name="P6">Sehr geehrt.. <text:span text:style-name="T1">xxx xxx</text:span></text:p>
      <text:p text:style-name="P3"/>
      <text:p text:style-name="P8"><text:span text:style-name="T2">xx xxxx xxx</text:span>.</text:p>
      <text:p text:style-name="P9"/>
      <text:p text:style-name="P9">Freundliche Grüsse</text:p>
      <text:p text:style-name="P9"/>
      <text:p text:style-name="P9"/>
      <text:p text:style-name="P9">René Nyffenegger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Stone" xlink:href="Pictures/100000000000005E0000005E771798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3.293cm" fo:margin-left="2.499cm" fo:margin-right="2.499cm" style:shadow="none" style:writing-mode="lr-tb" draw:fill="none" draw:fill-image-name="Ston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6:00:13.902000000</meta:creation-date>
    <dc:date>2016-02-22T12:15:48.096000000</dc:date>
    <meta:editing-duration>PT35M13S</meta:editing-duration>
    <meta:editing-cycles>7</meta:editing-cycles>
    <meta:generator>LibreOffice/4.4.5.2$Windows_x86 LibreOffice_project/a22f674fd25a3b6f45bdebf25400ed2adff0ff99</meta:generator>
    <meta:print-date>2016-02-19T16:38:52.419000000</meta:print-date>
    <meta:document-statistic meta:table-count="0" meta:image-count="0" meta:object-count="0" meta:page-count="1" meta:paragraph-count="8" meta:word-count="28" meta:character-count="153" meta:non-whitespace-character-count="133"/>
  </office:meta>
</office:document-meta>
</file>